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2pt" style:font-size-asian="12pt" style:font-size-complex="12pt"/>
    </style:style>
    <style:style style:name="T2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3" style:parent-style-name="Normal" style:family="paragraph">
      <style:text-properties style:font-name-complex="Calibri"/>
    </style:style>
    <style:style style:name="P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ListParagraph" style:list-style-name="WWNum1" style:family="paragraph"/>
    <style:style style:name="T6" style:parent-style-name="DefaultParagraphFont" style:family="text">
      <style:text-properties fo:font-size="12pt" style:font-size-asian="12pt" style:font-size-complex="12pt"/>
    </style:style>
    <style:style style:name="P7" style:parent-style-name="ListParagraph" style:list-style-name="WWNum1" style:family="paragraph"/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ListParagraph" style:list-style-name="WWNum1" style:family="paragraph"/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ListParagraph" style:list-style-name="WWNum1" style:family="paragraph"/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P19" style:parent-style-name="ListParagraph" style:list-style-name="WWNum1" style:family="paragraph"/>
    <style:style style:name="T20" style:parent-style-name="DefaultParagraphFont" style:family="text">
      <style:text-properties fo:font-size="12pt" style:font-size-asian="12pt" style:font-size-complex="12pt"/>
    </style:style>
    <style:style style:name="P21" style:parent-style-name="ListParagraph" style:list-style-name="WWNum1" style:family="paragraph"/>
    <style:style style:name="T22" style:parent-style-name="DefaultParagraphFont" style:family="text">
      <style:text-properties fo:font-size="12pt" style:font-size-asian="12pt" style:font-size-complex="12pt"/>
    </style:style>
    <style:style style:name="P23" style:parent-style-name="ListParagraph" style:list-style-name="WWNum1" style:family="paragraph"/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ListParagraph" style:list-style-name="WWNum1" style:family="paragraph"/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ListParagraph" style:family="paragraph">
      <style:text-properties fo:font-size="12pt" style:font-size-asian="12pt" style:font-size-complex="12pt"/>
    </style:style>
    <style:style style:name="P28" style:parent-style-name="ListParagraph" style:family="paragraph">
      <style:text-properties fo:font-size="12pt" style:font-size-asian="12pt" style:font-size-complex="12pt"/>
    </style:style>
    <style:style style:name="P29" style:parent-style-name="ListParagraph" style:family="paragraph">
      <style:text-properties fo:font-size="12pt" style:font-size-asian="12pt" style:font-size-complex="12pt"/>
    </style:style>
    <style:style style:name="P30" style:parent-style-name="ListParagraph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Standard"><text:span text:style-name="T2">Basic Reflection Paper Template <text:s/></text:span></text:p>
      <text:p text:style-name="P3">This is a basic<text:s/>play review<text:s/>template. If<text:s/>you have other thoughts<text:s/>about the production that are not addressed in the questions below, please share them!<text:s/></text:p>
      <text:p text:style-name="P4"/>
      <text:list text:style-name="WWNum1">
        <text:list-item text:start-value="1">
          <text:p text:style-name="P5"><text:span text:style-name="T6">Title of the Play?</text:span></text:p>
        </text:list-item>
        <text:list-item>
          <text:p text:style-name="P7"><text:span text:style-name="T8">Who wrote the play?</text:span></text:p>
        </text:list-item>
        <text:list-item>
          <text:p text:style-name="P9"><text:span text:style-name="T10">What are the names of the<text:s/></text:span><text:span text:style-name="T11">main<text:s/></text:span><text:span text:style-name="T12">characters of the play?</text:span></text:p>
        </text:list-item>
      </text:list>
      <text:p text:style-name="Standard"><text:span text:style-name="T13">Minimum (1) paragraph for questions 4-8</text:span></text:p>
      <text:list text:style-name="WWNum1" text:continue-numbering="true">
        <text:list-item>
          <text:p text:style-name="P14"><text:span text:style-name="T15">What<text:s/></text:span><text:span text:style-name="T16">themes are expressed in the play? (The main idea, not the plot.) Examples: l</text:span><text:span text:style-name="T17">ove, betrayal, corruption, etc.<text:s/></text:span><text:span text:style-name="T18">Explain how they are expressed in the play.<text:s/></text:span></text:p>
        </text:list-item>
        <text:list-item>
          <text:p text:style-name="P19"><text:span text:style-name="T20">What did you think about the writing?</text:span></text:p>
        </text:list-item>
        <text:list-item>
          <text:p text:style-name="P21"><text:span text:style-name="T22">How was the acting?</text:span></text:p>
        </text:list-item>
        <text:list-item>
          <text:p text:style-name="P23"><text:span text:style-name="T24">What do you remember most about the play?</text:span></text:p>
        </text:list-item>
        <text:list-item>
          <text:p text:style-name="P25"><text:span text:style-name="T26">Would you recommend this play to others? Why or why not?</text:span></text:p>
        </text:list-item>
      </text:list>
      <text:p text:style-name="P27"/>
      <text:p text:style-name="P28"/>
      <text:p text:style-name="P29"/>
      <text:p text:style-name="P3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23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go Hall</meta:initial-creator>
    <dc:creator>Margo Hall</dc:creator>
    <meta:creation-date>2021-03-19T21:28:00Z</meta:creation-date>
    <dc:date>2024-03-14T07:15:00Z</dc:date>
    <meta:template xlink:href="Normal" xlink:type="simple"/>
    <meta:editing-cycles>6</meta:editing-cycles>
    <meta:editing-duration>PT780S</meta:editing-duration>
    <meta:document-statistic meta:page-count="1" meta:paragraph-count="1" meta:word-count="95" meta:character-count="642" meta:row-count="4" meta:non-whitespace-character-count="548"/>
  </office:meta>
</office:document-meta>
</file>